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ExecutorAdapter.execute( Runnable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ExecutorAdapter.ConcurrentExecutorAdapter( TaskExecutor task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